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101cm" fo:break-before="auto" style:use-optimal-row-height="false"/>
    </style:style>
    <style:style style:name="ro3" style:family="table-row">
      <style:table-row-properties style:row-height="1.148cm" fo:break-before="auto" style:use-optimal-row-height="false"/>
    </style:style>
    <style:style style:name="ro4" style:family="table-row">
      <style:table-row-properties style:row-height="1.436cm" fo:break-before="auto" style:use-optimal-row-height="false"/>
    </style:style>
    <style:style style:name="ro5" style:family="table-row">
      <style:table-row-properties style:row-height="1.291cm" fo:break-before="auto" style:use-optimal-row-height="false"/>
    </style:style>
    <style:style style:name="ro6" style:family="table-row">
      <style:table-row-properties style:row-height="2.727cm" fo:break-before="auto" style:use-optimal-row-height="false"/>
    </style:style>
    <style:style style:name="ro7" style:family="table-row">
      <style:table-row-properties style:row-height="1.771cm" fo:break-before="auto" style:use-optimal-row-height="false"/>
    </style:style>
    <style:style style:name="ro8" style:family="table-row">
      <style:table-row-properties style:row-height="2.439cm" fo:break-before="auto" style:use-optimal-row-height="false"/>
    </style:style>
    <style:style style:name="ro9" style:family="table-row">
      <style:table-row-properties style:row-height="2.536cm" fo:break-before="auto" style:use-optimal-row-height="false"/>
    </style:style>
    <style:style style:name="ro10" style:family="table-row">
      <style:table-row-properties style:row-height="2.392cm" fo:break-before="auto" style:use-optimal-row-height="false"/>
    </style:style>
    <style:style style:name="ro11" style:family="table-row">
      <style:table-row-properties style:row-height="2.009cm" fo:break-before="auto" style:use-optimal-row-height="false"/>
    </style:style>
    <style:style style:name="ro12" style:family="table-row">
      <style:table-row-properties style:row-height="2.057cm" fo:break-before="auto" style:use-optimal-row-height="false"/>
    </style:style>
    <style:style style:name="ro13" style:family="table-row">
      <style:table-row-properties style:row-height="2.388cm" fo:break-before="auto" style:use-optimal-row-height="false"/>
    </style:style>
    <style:style style:name="ro14" style:family="table-row">
      <style:table-row-properties style:row-height="2.348cm" fo:break-before="auto" style:use-optimal-row-height="false"/>
    </style:style>
    <style:style style:name="ro15" style:family="table-row">
      <style:table-row-properties style:row-height="2.508cm" fo:break-before="auto" style:use-optimal-row-height="false"/>
    </style:style>
    <style:style style:name="ro16" style:family="table-row">
      <style:table-row-properties style:row-height="2.185cm" fo:break-before="auto" style:use-optimal-row-height="false"/>
    </style:style>
    <style:style style:name="ro17" style:family="table-row">
      <style:table-row-properties style:row-height="1.822cm" fo:break-before="auto" style:use-optimal-row-height="true"/>
    </style:style>
    <style:style style:name="ro18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text-underline-style="none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fo:border-bottom="0.99pt solid #000000" fo:background-color="#ff5d5d" style:text-align-source="fix" style:repeat-content="false" fo:border-left="4pt double-thin #000000" style:border-line-width-left="0.018cm 0.106cm 0.018cm" fo:border-right="4pt double-thin #000000" style:border-line-width-right="0.018cm 0.106cm 0.018cm" fo:border-top="4pt double-thin #000000" style:border-line-width-top="0.018cm 0.106cm 0.018cm"/>
      <style:paragraph-properties fo:text-align="center" fo:margin-left="0cm"/>
      <style:text-properties style:font-name="DejaVu Sans Mono" fo:font-size="18pt" fo:font-weight="bold" style:font-size-asian="18pt" style:font-weight-asian="bold" style:font-size-complex="18pt" style:font-weight-complex="bold"/>
    </style:style>
    <style:style style:name="ce10" style:family="table-cell" style:parent-style-name="Default">
      <style:table-cell-properties fo:border-bottom="0.99pt solid #000000" fo:background-color="#e85757" style:diagonal-bl-tr="none" style:text-align-source="fix" style:repeat-content="false" fo:border-left="4pt double-thin #000000" style:border-line-width-left="0.018cm 0.106cm 0.018cm" fo:padding="0.6cm" fo:border-right="0.99pt solid #000000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order-bottom="0.99pt solid #000000" fo:background-color="#cc4c4c" style:text-align-source="fix" style:repeat-content="false" fo:border-left="4pt double-thin #000000" style:border-line-width-left="0.018cm 0.106cm 0.018cm" fo:border-right="0.99pt solid #000000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9" style:family="table-cell" style:parent-style-name="Default">
      <style:table-cell-properties fo:border-bottom="0.99pt solid #000000" fo:background-color="#729fcf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8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14" style:family="table-cell" style:parent-style-name="Default">
      <style:table-cell-properties fo:border-bottom="0.99pt solid #000000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16" style:family="table-cell" style:parent-style-name="Default">
      <style:table-cell-properties fo:border-bottom="0.99pt solid #000000" fo:background-color="#2a6099" style:text-align-source="fix" style:repeat-content="false" fo:wrap-option="wrap" fo:border-left="4pt double-thin #000000" style:border-line-width-left="0.018cm 0.106cm 0.018cm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8pt" fo:font-style="italic" style:font-size-asian="18pt" style:font-style-asian="italic" style:font-size-complex="18pt" style:font-style-complex="italic"/>
    </style:style>
    <style:style style:name="ce17" style:family="table-cell" style:parent-style-name="Default">
      <style:table-cell-properties fo:border-bottom="4pt double-thin #000000" style:border-line-width-bottom="0.018cm 0.106cm 0.018cm" style:text-align-source="fix" style:repeat-content="false" fo:border-left="4pt double-thin #000000" style:border-line-width-left="0.018cm 0.106cm 0.018cm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99pt solid #000000" fo:border-left="0.99pt solid #000000" fo:border-right="0.99pt solid #000000" fo:border-top="4pt double-thin #000000" style:border-line-width-top="0.018cm 0.106cm 0.018cm"/>
    </style:style>
    <style:style style:name="ce25" style:family="table-cell" style:parent-style-name="Default">
      <style:table-cell-properties fo:background-color="#e85757" style:diagonal-bl-tr="none" style:text-align-source="fix" style:repeat-content="false" fo:border="0.99pt solid #000000" fo:padding="0.6cm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>
      <style:table-cell-properties fo:background-color="#cc4c4c"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29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33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name-asian="Microsoft YaHei" style:font-size-asian="12pt" style:font-name-complex="Arial" style:font-size-complex="12pt"/>
    </style:style>
    <style:style style:name="ce34" style:family="table-cell" style:parent-style-name="Default">
      <style:table-cell-properties style:text-align-source="fix" style:repeat-content="false" fo:border="0.99pt solid #000000" fo:padding="0.199cm" style:vertical-align="middle"/>
      <style:paragraph-properties fo:text-align="center" fo:margin-left="0cm"/>
      <style:text-properties fo:font-size="12pt" style:font-size-asian="12pt" style:font-size-complex="12pt"/>
    </style:style>
    <style:style style:name="ce3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3pt" style:font-name-asian="Microsoft YaHei" style:font-size-asian="13pt" style:font-name-complex="Arial" style:font-size-complex="13pt"/>
    </style:style>
    <style:style style:name="ce28" style:family="table-cell" style:parent-style-name="Default">
      <style:text-properties style:text-underline-style="solid" style:text-underline-width="auto" style:text-underline-color="font-color"/>
    </style:style>
    <style:style style:name="ce27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0.99pt solid #000000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39" style:family="table-cell" style:parent-style-name="Default">
      <style:table-cell-properties fo:border-bottom="0.99pt solid #000000" fo:border-left="0.99pt solid #000000" fo:border-right="4pt double-thin #000000" style:border-line-width-right="0.018cm 0.106cm 0.018cm" fo:border-top="4pt double-thin #000000" style:border-line-width-top="0.018cm 0.106cm 0.018cm"/>
    </style:style>
    <style:style style:name="ce44" style:family="table-cell" style:parent-style-name="Default">
      <style:table-cell-properties fo:border-bottom="0.99pt solid #000000" fo:background-color="#e85757" style:diagonal-bl-tr="none" style:text-align-source="fix" style:repeat-content="false" fo:border-left="0.99pt solid #000000" fo:padding="0.6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48" style:family="table-cell" style:parent-style-name="Default">
      <style:table-cell-properties fo:border-bottom="0.99pt solid #000000" fo:background-color="#cc4c4c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41" style:family="table-cell" style:parent-style-name="Default">
      <style:table-cell-properties fo:border-bottom="0.99pt solid #000000" style:text-align-source="fix" style:repeat-content="false" fo:border-left="0.99pt solid #000000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ce51" style:family="table-cell" style:parent-style-name="Default">
      <style:table-cell-properties fo:border-bottom="0.99pt solid #000000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7" style:family="table-cell" style:parent-style-name="Default">
      <style:table-cell-properties fo:border-bottom="0.99pt solid #000000" fo:background-color="#dee6ef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5" style:family="table-cell" style:parent-style-name="Default">
      <style:table-cell-properties fo:border-bottom="4pt double-thin #000000" style:border-line-width-bottom="0.018cm 0.106cm 0.018cm" style:text-align-source="fix" style:repeat-content="false" fo:border-left="0.99pt solid #000000" fo:padding="0.199cm" fo:border-right="4pt double-thin #000000" style:border-line-width-right="0.018cm 0.106cm 0.018cm" fo:border-top="0.99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3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text-line-through-type="single"/>
    </style:style>
    <style:style style:name="T4" style:family="text">
      <style:text-properties style:font-name="Liberation Sans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Liberation Sans" fo:font-size="12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  <style:style style:name="T6" style:family="text">
      <style:text-properties style:font-name="Liberation Sans" fo:font-size="12pt" fo:font-weight="normal" style:text-underline-style="none" style:text-underline-color="font-color" style:text-line-through-type="single" fo:font-style="normal" style:text-outline="false" fo:text-shadow="none" style:text-line-through-mode="continuous" fo:language="es" fo:country="AR" style:language-asian="zh" style:country-asian="CN" style:language-complex="hi" style:country-complex="IN" style:font-name-asian="Noto Sans CJK SC" style:font-name-complex="Lohit Devanagari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size="12pt"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="Liberation Sans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weight-asian="normal" style:font-weight-complex="normal" style:font-style-asian="normal" style:font-style-complex="normal" style:text-emphasize="none" style:font-relief="none" style:text-overline-style="none" style:text-overline-color="font-color" fo:font-size="13pt" style:font-name-asian="Microsoft YaHei" style:font-name-complex="Arial" style:font-size-asian="13pt" style:font-size-complex="13pt" style:text-line-through-type="single"/>
    </style:style>
    <style:style style:name="T9" style:family="text">
      <style:text-properties style:font-name="Liberation Sans" fo:font-size="13pt" fo:font-weight="normal" style:text-underline-style="none" style:text-underline-color="font-color" fo:font-style="normal" style:text-outline="false" fo:text-shadow="none" style:text-line-through-mode="continuous" fo:language="es" fo:country="AR" style:language-asian="zh" style:country-asian="CN" style:language-complex="hi" style:country-complex="IN" style:font-name-asian="Microsoft YaHei" style:font-name-complex="Arial" style:font-size-asian="13pt" style:font-size-complex="13pt" style:font-weight-asian="normal" style:font-weight-complex="normal" style:font-style-asian="normal" style:font-style-complex="normal" style:text-emphasize="none" style:font-relief="none" style:text-overline-style="none" style:text-overline-color="font-color"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 table:print-ranges="Hoja1.A1:Hoja1.AMJ1048576">
        <table:table-column table:style-name="co1" table:default-cell-style-name="Default"/>
        <table:table-column table:style-name="co1" table:default-cell-style-name="ce14"/>
        <table:table-column table:style-name="co1" table:number-columns-repeated="4" table:default-cell-style-name="ce34"/>
        <table:table-column table:style-name="co1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/>
          <table:table-cell table:style-name="ce2"/>
          <table:table-cell table:style-name="Default" table:number-columns-repeated="4"/>
          <table:table-cell table:number-columns-repeated="4"/>
        </table:table-row>
        <table:table-row table:style-name="ro2">
          <table:table-cell/>
          <table:table-cell table:style-name="ce5" office:value-type="string" calcext:value-type="string" table:number-columns-spanned="7" table:number-rows-spanned="1">
            <text:p>Horario de rutina técnico: “Locura sana” I (Nivel 9) [PATRÓN DELTA]</text:p>
          </table:table-cell>
          <table:covered-table-cell table:number-columns-repeated="5" table:style-name="ce23"/>
          <table:covered-table-cell table:style-name="ce39"/>
          <table:table-cell table:number-columns-repeated="2"/>
        </table:table-row>
        <table:table-row table:style-name="ro3">
          <table:table-cell/>
          <table:table-cell table:style-name="ce10" office:value-type="string" calcext:value-type="string">
            <text:p>Lunes</text:p>
          </table:table-cell>
          <table:table-cell table:style-name="ce25" office:value-type="string" calcext:value-type="string">
            <text:p>Martes</text:p>
          </table:table-cell>
          <table:table-cell table:style-name="ce25" office:value-type="string" calcext:value-type="string">
            <text:p>Miércoles</text:p>
          </table:table-cell>
          <table:table-cell table:style-name="ce25" office:value-type="string" calcext:value-type="string">
            <text:p>Jueves</text:p>
          </table:table-cell>
          <table:table-cell table:style-name="ce25" office:value-type="string" calcext:value-type="string">
            <text:p>Viernes</text:p>
          </table:table-cell>
          <table:table-cell table:style-name="ce25" office:value-type="string" calcext:value-type="string">
            <text:p>Sábado</text:p>
          </table:table-cell>
          <table:table-cell table:style-name="ce44" office:value-type="string" calcext:value-type="string">
            <text:p>Domingo</text:p>
          </table:table-cell>
          <table:table-cell table:number-columns-repeated="2"/>
        </table:table-row>
        <table:table-row table:style-name="ro4">
          <table:table-cell/>
          <table:table-cell table:style-name="ce11" office:value-type="string" calcext:value-type="string">
            <text:p>Día Mixto</text:p>
          </table:table-cell>
          <table:table-cell table:number-columns-repeated="4" table:style-name="ce26" office:value-type="string" calcext:value-type="string">
            <text:p>Día Mixto</text:p>
          </table:table-cell>
          <table:table-cell table:style-name="ce26" office:value-type="string" calcext:value-type="string">
            <text:p>Día de </text:p>
            <text:p>Encuentros</text:p>
          </table:table-cell>
          <table:table-cell table:style-name="ce48" office:value-type="string" calcext:value-type="string">
            <text:p>Día </text:p>
            <text:p>Soberano </text:p>
            <text:p>Galáctico</text:p>
          </table:table-cell>
          <table:table-cell table:number-columns-repeated="2"/>
        </table:table-row>
        <table:table-row table:style-name="ro5">
          <table:table-cell/>
          <table:table-cell table:style-name="ce9" office:value-type="string" calcext:value-type="string" table:number-columns-spanned="7" table:number-rows-spanned="1">
            <text:p>Hora de despertar</text:p>
          </table:table-cell>
          <table:covered-table-cell table:number-columns-repeated="5" table:style-name="ce29"/>
          <table:covered-table-cell table:style-name="ce41"/>
          <table:table-cell table:number-columns-repeated="2"/>
        </table:table-row>
        <table:table-row table:style-name="ro6">
          <table:table-cell table:style-name="ce3"/>
          <table:table-cell table:style-name="ce18" office:value-type="string" calcext:value-type="string">
            <text:p><text:span text:style-name="T1">08:30hs</text:span></text:p>
            <text:p><text:span text:style-name="T1">-</text:span></text:p>
            <text:p><text:span text:style-name="T2">09:30hs</text:span></text:p>
          </table:table-cell>
          <table:table-cell table:style-name="ce33" office:value-type="string" calcext:value-type="string">
            <text:p><text:span text:style-name="T1">05:30hs</text:span></text:p>
            <text:p><text:span text:style-name="T1">-</text:span></text:p>
            <text:p><text:span text:style-name="T2">06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33" office:value-type="string" calcext:value-type="string">
            <text:p><text:span text:style-name="T1">05:30hs</text:span></text:p>
            <text:p><text:span text:style-name="T1">-</text:span></text:p>
            <text:p><text:span text:style-name="T2">06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33" office:value-type="string" calcext:value-type="string">
            <text:p><text:span text:style-name="T1">08:30hs</text:span></text:p>
            <text:p><text:span text:style-name="T1">-</text:span></text:p>
            <text:p><text:span text:style-name="T1">09:30hs</text:span></text:p>
          </table:table-cell>
          <table:table-cell table:style-name="ce51" office:value-type="string" calcext:value-type="string">
            <text:p>09:00hs</text:p>
            <text:p>-</text:p>
            <text:p>13:30hs</text:p>
          </table:table-cell>
          <table:table-cell table:number-columns-repeated="2"/>
        </table:table-row>
        <table:table-row table:style-name="ro7">
          <table:table-cell/>
          <table:table-cell office:value-type="string" calcext:value-type="string">
            <text:p>08:30hs:Desayuno</text:p>
            <text:p><text:span text:style-name="T3">09:30hs</text:span></text:p>
          </table:table-cell>
          <table:table-cell office:value-type="string" calcext:value-type="string">
            <text:p><text:span text:style-name="T7">05:30hs</text:span>:Desayuno</text:p>
            <text:p>Energizante</text:p>
            <text:p><text:span text:style-name="T8">06:30hs</text:span></text:p>
          </table:table-cell>
          <table:table-cell office:value-type="string" calcext:value-type="string">
            <text:p><text:span text:style-name="T4">08:30hs:Desayuno</text:span></text:p>
            <text:p><text:span text:style-name="T5">09:30hs</text:span></text:p>
          </table:table-cell>
          <table:table-cell office:value-type="string" calcext:value-type="string">
            <text:p><text:span text:style-name="T7">05:30hs</text:span>:Desayuno</text:p>
            <text:p>Energizante</text:p>
            <text:p><text:span text:style-name="T9">06:30hs</text:span></text:p>
          </table:table-cell>
          <table:table-cell office:value-type="string" calcext:value-type="string">
            <text:p><text:span text:style-name="T4">09:30hs:Desayuno</text:span></text:p>
            <text:p><text:span text:style-name="T6">10:20hs</text:span></text:p>
          </table:table-cell>
          <table:table-cell table:style-name="ce34"/>
          <table:table-cell table:style-name="ce47" table:number-columns-spanned="1" table:number-rows-spanned="10"/>
          <table:table-cell table:number-columns-repeated="2"/>
        </table:table-row>
        <table:table-row table:style-name="ro8">
          <table:table-cell/>
          <table:table-cell office:value-type="string" calcext:value-type="string">
            <text:p><text:span text:style-name="T4">09:30hs:</text:span></text:p>
            <text:p><text:span text:style-name="T4">Proyecto</text:span></text:p>
            <text:p><text:span text:style-name="T4">TecniBot</text:span></text:p>
            <text:p><text:span text:style-name="T5">09:50hs</text:span></text:p>
          </table:table-cell>
          <table:table-cell office:value-type="string" calcext:value-type="string">
            <text:p>06:30hs:</text:p>
            <text:p><text:span text:style-name="T4">Proyecto </text:span></text:p>
            <text:p><text:span text:style-name="T4">Rayonnage</text:span></text:p>
            <text:p><text:span text:style-name="T3">07:30hs</text:span></text:p>
          </table:table-cell>
          <table:table-cell office:value-type="string" calcext:value-type="string">
            <text:p>09:30hs:</text:p>
            <text:p>Proyecto </text:p>
            <text:p>Rayonnage</text:p>
            <text:p><text:span text:style-name="T3">10:00hs</text:span></text:p>
          </table:table-cell>
          <table:table-cell office:value-type="string" calcext:value-type="string">
            <text:p>06:30hs:</text:p>
            <text:p>Galactic</text:p>
            <text:p>Gym</text:p>
            <text:p><text:span text:style-name="T3">08:00hs</text:span></text:p>
          </table:table-cell>
          <table:table-cell/>
          <table:table-cell table:style-name="ce34"/>
          <table:covered-table-cell table:style-name="ce51"/>
          <table:table-cell table:number-columns-repeated="2"/>
        </table:table-row>
        <table:table-row table:style-name="ro9">
          <table:table-cell/>
          <table:table-cell office:value-type="string" calcext:value-type="string">
            <text:p>09:50hs:</text:p>
            <text:p>Espacio de</text:p>
            <text:p>Juego</text:p>
            <text:p><text:span text:style-name="T3">10:00hs</text:span></text:p>
          </table:table-cell>
          <table:table-cell office:value-type="string" calcext:value-type="string">
            <text:p><text:span text:style-name="T4">07:30hs:</text:span></text:p>
            <text:p><text:span text:style-name="T4">Galactic</text:span></text:p>
            <text:p><text:span text:style-name="T4">Gym</text:span></text:p>
            <text:p><text:span text:style-name="T6">09:00hs</text:span></text:p>
          </table:table-cell>
          <table:table-cell/>
          <table:table-cell office:value-type="string" calcext:value-type="string">
            <text:p>08:00hs:</text:p>
            <text:p>Baño</text:p>
            <text:p><text:span text:style-name="T3">09:00hs</text:span></text:p>
          </table:table-cell>
          <table:table-cell office:value-type="string" calcext:value-type="string">
            <text:p>10:20hs:</text:p>
            <text:p><text:span text:style-name="T4">Proyecto </text:span></text:p>
            <text:p><text:span text:style-name="T4">Rayonnage</text:span></text:p>
            <text:p><text:span text:style-name="T3">10:40hs</text:span></text:p>
          </table:table-cell>
          <table:table-cell table:style-name="ce34"/>
          <table:covered-table-cell table:style-name="ce51"/>
          <table:table-cell table:number-columns-repeated="2"/>
        </table:table-row>
        <table:table-row table:style-name="ro10">
          <table:table-cell/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6">10:40hs</text:span></text:p>
          </table:table-cell>
          <table:table-cell office:value-type="string" calcext:value-type="string">
            <text:p>09:00hs: Baño</text:p>
            <text:p><text:span text:style-name="T3">10:00hs</text:span></text:p>
          </table:table-cell>
          <table:table-cell/>
          <table:table-cell office:value-type="string" calcext:value-type="string">
            <text:p>09:00hs:</text:p>
            <text:p><text:span text:style-name="T4">Proyecto </text:span></text:p>
            <text:p><text:span text:style-name="T4">Rayonnage</text:span></text:p>
            <text:p><text:span text:style-name="T6">10:00hs</text:span></text:p>
          </table:table-cell>
          <table:table-cell/>
          <table:table-cell table:style-name="ce34"/>
          <table:covered-table-cell table:style-name="ce51"/>
          <table:table-cell table:number-columns-repeated="2"/>
        </table:table-row>
        <table:table-row table:style-name="ro10">
          <table:table-cell/>
          <table:table-cell office:value-type="string" calcext:value-type="string">
            <text:p>10:40hs:</text:p>
            <text:p><text:span text:style-name="T4">Proyecto </text:span></text:p>
            <text:p><text:span text:style-name="T4">Rayonnage</text:span></text:p>
            <text:p><text:span text:style-name="T3">11:50hs</text:span></text:p>
          </table:table-cell>
          <table:table-cell office:value-type="string" calcext:value-type="string">
            <text:p>10:00hs: </text:p>
            <text:p>Espacio de</text:p>
            <text:p>Juego</text:p>
            <text:p><text:span text:style-name="T3">11:00hs</text:span></text:p>
          </table:table-cell>
          <table:table-cell/>
          <table:table-cell office:value-type="string" calcext:value-type="string">
            <text:p>09:00hs:</text:p>
            <text:p>Barrios Vacios</text:p>
            <text:p><text:span text:style-name="T3">10:00hs</text:span></text:p>
          </table:table-cell>
          <table:table-cell office:value-type="string" calcext:value-type="string">
            <text:p><text:span text:style-name="T4">10:40hs:</text:span></text:p>
            <text:p><text:span text:style-name="T4">Espacio de</text:span></text:p>
            <text:p><text:span text:style-name="T4">Juego</text:span></text:p>
            <text:p><text:span text:style-name="T6">11:00hs</text:span></text:p>
          </table:table-cell>
          <table:table-cell table:style-name="ce34" office:value-type="string" calcext:value-type="string">
            <text:p>11:00hs:</text:p>
            <text:p>Situaciones</text:p>
            <text:p>Especiales</text:p>
            <text:p><text:span text:style-name="T3">13:30hs</text:span></text:p>
          </table:table-cell>
          <table:covered-table-cell table:style-name="ce5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<text:span text:style-name="T4">11:00hs:</text:span></text:p>
            <text:p><text:span text:style-name="T4">Proyecto</text:span></text:p>
            <text:p><text:span text:style-name="T4">TecniBot</text:span></text:p>
            <text:p><text:span text:style-name="T3">11:35hs</text:span></text:p>
          </table:table-cell>
          <table:table-cell office:value-type="string" calcext:value-type="string">
            <text:p><text:span text:style-name="T4">10:00hs:</text:span></text:p>
            <text:p><text:span text:style-name="T4">Código Libre </text:span></text:p>
            <text:p><text:span text:style-name="T6">11:35hs</text:span></text:p>
          </table:table-cell>
          <table:table-cell office:value-type="string" calcext:value-type="string">
            <text:p><text:span text:style-name="T4">10:00hs:</text:span></text:p>
            <text:p><text:span text:style-name="T4">Proyecto</text:span></text:p>
            <text:p><text:span text:style-name="T4">TecniBot</text:span></text:p>
            <text:p><text:span text:style-name="T3">10:30hs</text:span></text:p>
          </table:table-cell>
          <table:table-cell office:value-type="string" calcext:value-type="string">
            <text:p><text:span text:style-name="T4">11:00hs:</text:span></text:p>
            <text:p><text:span text:style-name="T4">Proyecto</text:span></text:p>
            <text:p><text:span text:style-name="T4">TecniBot</text:span></text:p>
            <text:p><text:span text:style-name="T3">11:35hs</text:span></text:p>
          </table:table-cell>
          <table:table-cell/>
          <table:covered-table-cell table:style-name="ce51"/>
          <table:table-cell table:number-columns-repeated="2"/>
        </table:table-row>
        <table:table-row table:style-name="ro11">
          <table:table-cell table:number-columns-repeated="2"/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office:value-type="string" calcext:value-type="string">
            <text:p><text:span text:style-name="T4">10:30hs:</text:span></text:p>
            <text:p><text:span text:style-name="T4">Proyecto </text:span></text:p>
            <text:p><text:span text:style-name="T4">Rayonnage</text:span></text:p>
            <text:p><text:span text:style-name="T6">-12:00hs</text:span></text:p>
          </table:table-cell>
          <table:table-cell office:value-type="string" calcext:value-type="string">
            <text:p>11:35hs:</text:p>
            <text:p>Reflexión</text:p>
            <text:p><text:span text:style-name="T3">12:00hs</text:span></text:p>
          </table:table-cell>
          <table:table-cell table:style-name="ce34" office:value-type="string" calcext:value-type="string">
            <text:p>11:35hs:</text:p>
            <text:p>Reflexión</text:p>
            <text:p><text:span text:style-name="T3">12:00hs</text:span></text:p>
          </table:table-cell>
          <table:covered-table-cell table:style-name="ce51"/>
          <table:table-cell table:number-columns-repeated="2"/>
        </table:table-row>
        <table:table-row table:style-name="ro7">
          <table:table-cell/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office:value-type="string" calcext:value-type="string">
            <text:p>12:00hs:Almuerzo</text:p>
            <text:p><text:span text:style-name="T3">14:30hs</text:span></text:p>
          </table:table-cell>
          <table:table-cell table:style-name="ce34" office:value-type="string" calcext:value-type="string">
            <text:p>12:00hs:Almuerzo</text:p>
            <text:p><text:span text:style-name="T3">14:30hs</text:span></text:p>
          </table:table-cell>
          <table:covered-table-cell table:style-name="ce51"/>
          <table:table-cell table:number-columns-repeated="2"/>
        </table:table-row>
        <table:table-row table:style-name="ro12">
          <table:table-cell table:number-columns-repeated="2"/>
          <table:table-cell office:value-type="string" calcext:value-type="string">
            <text:p>14:30hs:</text:p>
            <text:p>Código</text:p>
            <text:p>Libre</text:p>
            <text:p><text:span text:style-name="T3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6">15:0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6">-15:30hs</text:span></text:p>
          </table:table-cell>
          <table:table-cell office:value-type="string" calcext:value-type="string">
            <text:p><text:span text:style-name="T4">14:30hs:</text:span></text:p>
            <text:p><text:span text:style-name="T4">Espacio de</text:span></text:p>
            <text:p><text:span text:style-name="T4">Juego</text:span></text:p>
            <text:p><text:span text:style-name="T6">14:40hs</text:span></text:p>
          </table:table-cell>
          <table:table-cell table:style-name="ce34" office:value-type="string" calcext:value-type="string">
            <text:p>15:00hs:</text:p>
            <text:p>Espacio de</text:p>
            <text:p>Juego</text:p>
            <text:p><text:span text:style-name="T3">Resto del día</text:span></text:p>
          </table:table-cell>
          <table:covered-table-cell table:style-name="ce51"/>
          <table:table-cell table:number-columns-repeated="2"/>
        </table:table-row>
        <table:table-row table:style-name="ro13">
          <table:table-cell/>
          <table:table-cell office:value-type="string" calcext:value-type="string">
            <text:p><text:span text:style-name="T4">14:30hs:</text:span></text:p>
            <text:p><text:span text:style-name="T4">Proyecto </text:span></text:p>
            <text:p><text:span text:style-name="T4">Rayonnage</text:span></text:p>
            <text:p><text:span text:style-name="T6">17:00hs</text:span></text:p>
          </table:table-cell>
          <table:table-cell office:value-type="string" calcext:value-type="string">
            <text:p>15:00hs:</text:p>
            <text:p><text:span text:style-name="T4">Proyecto</text:span></text:p>
            <text:p><text:span text:style-name="T4">TecniBot</text:span></text:p>
            <text:p><text:span text:style-name="T3">15:30hs</text:span></text:p>
          </table:table-cell>
          <table:table-cell/>
          <table:table-cell office:value-type="string" calcext:value-type="string">
            <text:p><text:span text:style-name="T4">15:30hs:</text:span></text:p>
            <text:p><text:span text:style-name="T4">Proyecto </text:span></text:p>
            <text:p><text:span text:style-name="T4">Rayonnage</text:span></text:p>
            <text:p><text:span text:style-name="T6">16:30hs</text:span></text:p>
          </table:table-cell>
          <table:table-cell/>
          <table:table-cell table:style-name="ce34"/>
          <table:covered-table-cell table:style-name="ce51"/>
          <table:table-cell table:number-columns-repeated="2"/>
        </table:table-row>
        <table:table-row table:style-name="ro11">
          <table:table-cell/>
          <table:table-cell office:value-type="string" calcext:value-type="string">
            <text:p>17:00hs: Hora </text:p>
            <text:p>Blanca</text:p>
            <text:p><text:span text:style-name="T3">18:00hs</text:span></text:p>
          </table:table-cell>
          <table:table-cell office:value-type="string" calcext:value-type="string">
            <text:p><text:span text:style-name="T4">15:30hs:</text:span></text:p>
            <text:p><text:span text:style-name="T4">Proyecto </text:span></text:p>
            <text:p><text:span text:style-name="T4">Rayonnage</text:span></text:p>
            <text:p><text:span text:style-name="T6">-17:00hs-</text:span></text:p>
          </table:table-cell>
          <table:table-cell office:value-type="string" calcext:value-type="string">
            <text:p><text:span text:style-name="T4">15:00hs:</text:span></text:p>
            <text:p><text:span text:style-name="T4">Proyecto </text:span></text:p>
            <text:p><text:span text:style-name="T4">Rayonnage</text:span></text:p>
            <text:p><text:span text:style-name="T6">17:35hs</text:span></text:p>
          </table:table-cell>
          <table:table-cell office:value-type="string" calcext:value-type="string">
            <text:p><text:span text:style-name="T4">16:30hs:</text:span></text:p>
            <text:p><text:span text:style-name="T4">Código Libre </text:span></text:p>
            <text:p><text:span text:style-name="T6">-17:50hs-</text:span></text:p>
          </table:table-cell>
          <table:table-cell office:value-type="string" calcext:value-type="string">
            <text:p><text:span text:style-name="T4">14:40hs:</text:span></text:p>
            <text:p><text:span text:style-name="T4">Proyecto </text:span></text:p>
            <text:p><text:span text:style-name="T4">Rayonnage</text:span></text:p>
            <text:p><text:span text:style-name="T6">-16:40hs</text:span></text:p>
          </table:table-cell>
          <table:table-cell table:style-name="ce34"/>
          <table:table-cell table:style-name="ce51" office:value-type="string" calcext:value-type="string">
            <text:p>17:00hs: Hora </text:p>
            <text:p>Blanca</text:p>
            <text:p><text:span text:style-name="T3">18:00hs</text:span></text:p>
          </table:table-cell>
          <table:table-cell/>
          <table:table-cell table:style-name="ce3"/>
        </table:table-row>
        <table:table-row table:style-name="ro14">
          <table:table-cell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6">Resto del día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17:35hs:</text:p>
            <text:p>Reflexión</text:p>
            <text:p><text:span text:style-name="T3">18:00hs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4">16:40hs:</text:span></text:p>
            <text:p><text:span text:style-name="T4">Código Libre </text:span></text:p>
            <text:p><text:span text:style-name="T6">18:00hs</text:span></text:p>
          </table:table-cell>
          <table:table-cell table:style-name="ce34"/>
          <table:table-cell table:style-name="ce47" table:number-columns-spanned="1" table:number-rows-spanned="4"/>
          <table:table-cell table:number-columns-repeated="2"/>
        </table:table-row>
        <table:table-row table:style-name="ro15">
          <table:table-cell table:number-columns-repeated="2"/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6">Resto del día</text:span></text:p>
          </table:table-cell>
          <table:table-cell office:value-type="string" calcext:value-type="string">
            <text:p><text:span text:style-name="T4">18:00hs:</text:span></text:p>
            <text:p><text:span text:style-name="T4">Espacio de</text:span></text:p>
            <text:p><text:span text:style-name="T4">Juego</text:span></text:p>
            <text:p><text:span text:style-name="T6">Resto del día</text:span></text:p>
          </table:table-cell>
          <table:table-cell/>
          <table:table-cell office:value-type="string" calcext:value-type="string">
            <text:p>18:00hs:</text:p>
            <text:p>Merienda</text:p>
            <text:p>Tranquila</text:p>
            <text:p><text:span text:style-name="T3">19:30hs</text:span></text:p>
          </table:table-cell>
          <table:table-cell table:style-name="ce34"/>
          <table:covered-table-cell table:style-name="ce51"/>
          <table:table-cell table:number-columns-repeated="2"/>
        </table:table-row>
        <table:table-row table:style-name="ro16">
          <table:table-cell table:number-columns-repeated="2"/>
          <table:table-cell office:value-type="string" calcext:value-type="string">
            <text:p>18:00hs:</text:p>
            <text:p><text:span text:style-name="T4">Posible espacio </text:span></text:p>
            <text:p><text:span text:style-name="T4">de cursada</text:span></text:p>
            <text:p><text:span text:style-name="T3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6">20:00hs</text:span></text:p>
          </table:table-cell>
          <table:table-cell office:value-type="string" calcext:value-type="string">
            <text:p><text:span text:style-name="T4">18:00hs:</text:span></text:p>
            <text:p><text:span text:style-name="T4">Posible espacio </text:span></text:p>
            <text:p><text:span text:style-name="T4">de cursada</text:span></text:p>
            <text:p><text:span text:style-name="T6">20:00hs</text:span></text:p>
          </table:table-cell>
          <table:table-cell office:value-type="string" calcext:value-type="string">
            <text:p><text:span text:style-name="T4">19:30hs:</text:span></text:p>
            <text:p><text:span text:style-name="T4">Espacio de</text:span></text:p>
            <text:p><text:span text:style-name="T4">Juego</text:span></text:p>
            <text:p><text:span text:style-name="T6">Resto del día</text:span></text:p>
          </table:table-cell>
          <table:table-cell table:style-name="ce34"/>
          <table:covered-table-cell table:style-name="ce51"/>
          <table:table-cell table:number-columns-repeated="2"/>
        </table:table-row>
        <table:table-row table:style-name="ro10">
          <table:table-cell table:number-columns-repeated="2"/>
          <table:table-cell office:value-type="string" calcext:value-type="string">
            <text:p>20:20hs:</text:p>
            <text:p><text:span text:style-name="T4">Posible espacio </text:span></text:p>
            <text:p><text:span text:style-name="T4">de cursada</text:span></text:p>
            <text:p><text:span text:style-name="T3">22:20hs</text:span></text:p>
          </table:table-cell>
          <table:table-cell office:value-type="string" calcext:value-type="string">
            <text:p><text:span text:style-name="T4">18:20hs:</text:span></text:p>
            <text:p><text:span text:style-name="T4">Posible espacio </text:span></text:p>
            <text:p><text:span text:style-name="T4">de cursada</text:span></text:p>
            <text:p><text:span text:style-name="T6">22:20hs</text:span></text:p>
          </table:table-cell>
          <table:table-cell office:value-type="string" calcext:value-type="string">
            <text:p><text:span text:style-name="T4">20:20hs:</text:span></text:p>
            <text:p><text:span text:style-name="T4">Posible espacio </text:span></text:p>
            <text:p><text:span text:style-name="T4">de cursada</text:span></text:p>
            <text:p><text:span text:style-name="T6">22:20hs</text:span></text:p>
          </table:table-cell>
          <table:table-cell office:value-type="string" calcext:value-type="string">
            <text:p>21:30hs:Regar el</text:p>
            <text:p>Jardín</text:p>
            <text:p><text:span text:style-name="T3">22:00hs</text:span></text:p>
          </table:table-cell>
          <table:table-cell table:style-name="ce34"/>
          <table:covered-table-cell table:style-name="ce51"/>
          <table:table-cell table:number-columns-repeated="2"/>
        </table:table-row>
        <table:table-row table:style-name="ro10">
          <table:table-cell/>
          <table:table-cell table:style-name="ce16" office:value-type="string" calcext:value-type="string" table:number-columns-spanned="7" table:number-rows-spanned="1">
            <text:p>Hora de ensueño</text:p>
          </table:table-cell>
          <table:covered-table-cell table:number-columns-repeated="4"/>
          <table:covered-table-cell table:style-name="ce34"/>
          <table:covered-table-cell table:style-name="ce51"/>
          <table:table-cell table:number-columns-repeated="2"/>
        </table:table-row>
        <table:table-row table:style-name="ro17">
          <table:table-cell/>
          <table:table-cell table:style-name="ce17" office:value-type="string" calcext:value-type="string">
            <text:p>21:30hs</text:p>
            <text:p>-</text:p>
            <text:p>00:30hs</text:p>
          </table:table-cell>
          <table:table-cell table:style-name="ce35" office:value-type="string" calcext:value-type="string">
            <text:p><text:span text:style-name="T1">21:30hs</text:span></text:p>
            <text:p><text:span text:style-name="T1">-</text:span></text:p>
            <text:p><text:span text:style-name="T2">22:0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35" office:value-type="string" calcext:value-type="string">
            <text:p><text:span text:style-name="T1">21:30hs</text:span></text:p>
            <text:p><text:span text:style-name="T1">-</text:span></text:p>
            <text:p><text:span text:style-name="T2">22:0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27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style-name="ce45" office:value-type="string" calcext:value-type="string">
            <text:p><text:span text:style-name="T4">21:30hs</text:span></text:p>
            <text:p><text:span text:style-name="T4">-</text:span></text:p>
            <text:p><text:span text:style-name="T4">00:30hs</text:span></text:p>
          </table:table-cell>
          <table:table-cell table:number-columns-repeated="2"/>
        </table:table-row>
        <table:table-row table:style-name="ro18" table:number-rows-repeated="8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 table:number-columns-repeated="3"/>
          <table:table-cell table:style-name="ce3"/>
          <table:table-cell table:style-name="Default"/>
          <table:table-cell table:number-columns-repeated="4"/>
        </table:table-row>
        <table:table-row table:style-name="ro18" table:number-rows-repeated="3">
          <table:table-cell/>
          <table:table-cell table:style-name="Default" table:number-columns-repeated="5"/>
          <table:table-cell table:number-columns-repeated="4"/>
        </table:table-row>
        <table:table-row table:style-name="ro18">
          <table:table-cell/>
          <table:table-cell table:style-name="Default"/>
          <table:table-cell table:style-name="ce28"/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DejaVu Sans Mono" svg:font-family="'DejaVu Sans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background-color="transparent" style:scale-to="40%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24">00/00/0000</text:date>, <text:time style:data-style-name="N2" text:time-value="23:05:21.765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08T16:49:28.137811285</meta:creation-date>
    <meta:editing-duration>PT1H54M6S</meta:editing-duration>
    <meta:editing-cycles>26</meta:editing-cycles>
    <meta:generator>LibreOffice/7.3.3.2$Windows_X86_64 LibreOffice_project/d1d0ea68f081ee2800a922cac8f79445e4603348</meta:generator>
    <dc:date>2023-02-24T23:13:04.697000000</dc:date>
    <meta:document-statistic meta:table-count="1" meta:cell-count="97" meta:object-count="0"/>
  </office:meta>
</office:document-meta>
</file>